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w/o lavel and origin image</text:p>
          </table:table-cell>
          <table:table-cell office:value-type="string" calcext:value-type="string">
            <text:p>w/o lavel w/ origin</text:p>
          </table:table-cell>
          <table:table-cell office:value-type="string" calcext:value-type="string">
            <text:p>w/ lavel w/o origin image</text:p>
          </table:table-cell>
          <table:table-cell office:value-type="string" calcext:value-type="string">
            <text:p>w/ lavel and origin image</text:p>
          </table:table-cell>
          <table:table-cell table:number-columns-repeated="2"/>
          <table:table-cell office:value-type="string" calcext:value-type="string">
            <text:p>som+origin image</text:p>
          </table:table-cell>
        </table:table-row>
        <table:table-row table:style-name="ro1">
          <table:table-cell office:value-type="string" calcext:value-type="string">
            <text:p>gpt4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/>
          <table:table-cell office:value-type="float" office:value="53.5" calcext:value-type="float">
            <text:p>53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mini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" office:value-type="float" office:value="51" calcext:value-type="float">
            <text:p>51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68.5" calcext:value-type="float">
            <text:p>68.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/>
          <table:table-cell table:style-name="ce1" office:value-type="float" office:value="36.5" calcext:value-type="float">
            <text:p>36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pt4v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1" office:value-type="float" office:value="40.5" calcext:value-type="float">
            <text:p>40.5</text:p>
          </table:table-cell>
          <table:table-cell table:style-name="ce1" office:value-type="float" office:value="39.5" calcext:value-type="float">
            <text:p>39.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/>
          <table:table-cell office:value-type="float" office:value="41.5" calcext:value-type="float">
            <text:p>4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00/00/00</text:date>, <text:time style:data-style-name="N2" text:time-value="14:08:23.410646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7T18:21:57.924319490</meta:creation-date>
    <meta:generator>LibreOffice/6.4.7.2$Linux_X86_64 LibreOffice_project/40$Build-2</meta:generator>
    <dc:date>2024-07-11T17:49:50.825408095</dc:date>
    <meta:editing-duration>PT8M19S</meta:editing-duration>
    <meta:editing-cycles>3</meta:editing-cycles>
    <meta:document-statistic meta:table-count="1" meta:cell-count="59" meta:object-count="0"/>
  </office:meta>
</office:document-meta>
</file>